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01.76pt"/>
    </style:style>
    <style:style style:name="co7" style:family="table-column">
      <style:table-column-properties fo:break-before="auto" style:column-width="117.89pt"/>
    </style:style>
    <style:style style:name="co8" style:family="table-column">
      <style:table-column-properties fo:break-before="auto" style:column-width="11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20" style:family="table-cell" style:parent-style-name="Default">
      <style:table-cell-properties fo:wrap-option="no-wrap"/>
    </style:style>
    <style:style style:name="ce2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4"/>
        <table:table-column table:style-name="co1" table:visibility="collapse" table:default-cell-style-name="ce4"/>
        <table:table-column table:style-name="co3" table:default-cell-style-name="ce4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5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3"/>
          <table:table-cell office:value-type="string" calcext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3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3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3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3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4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4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3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DBG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6" table:default-cell-style-name="Default"/>
        <table:table-column table:style-name="co7" table:default-cell-style-name="ce6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8" office:value-type="string" calcext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7"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7"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3"/>
          <table:table-cell office:value-type="string" calcext:value-type="string">
            <text:p>P_GOOD_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6"/>
          <table:table-cell office:value-type="string" calcext:value-type="string">
            <text:p>SPI_MISO_R</text:p>
          </table:table-cell>
          <table:table-cell/>
          <table:table-cell table:style-name="ce14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6"/>
          <table:table-cell table:style-name="ce6"/>
          <table:table-cell table:number-columns-repeated="2"/>
          <table:table-cell table:style-name="ce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  <table:table-cell office:value-type="string" calcext:value-type="string">
            <text:p>SPI_MOSI_R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  <table:table-cell table:style-name="ce6" office:value-type="string" calcext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IO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number-columns-repeated="2" table:default-cell-style-name="ce20"/>
        <table:table-column table:style-name="co1" table:number-columns-repeated="1005" table:default-cell-style-name="ce20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office:value-type="string" calcext:value-type="string">
            <text:p>LQFP Pin</text:p>
          </table:table-cell>
          <table:table-cell table:style-name="ce21" office:value-type="string" calcext:value-type="string">
            <text:p>LFBGA/ TFBGA Ball</text:p>
          </table:table-cell>
          <table:table-cell table:style-name="ce21" office:value-type="string" calcext:value-type="string">
            <text:p>UFBGA Ball</text:p>
          </table:table-cell>
          <table:table-cell table:style-name="ce21" office:value-type="string" calcext:value-type="string">
            <text:p>Power Rail</text:p>
          </table:table-cell>
          <table:table-cell table:style-name="ce21" office:value-type="string" calcext:value-type="string">
            <text:p>I/O Type</text:p>
          </table:table-cell>
          <table:table-cell table:style-name="ce21" office:value-type="string" calcext:value-type="string">
            <text:p>Primary</text:p>
          </table:table-cell>
          <table:table-cell table:style-name="ce21"/>
          <table:table-cell table:style-name="ce21" office:value-type="string" calcext:value-type="string">
            <text:p>Alternate</text:p>
          </table:table-cell>
          <table:table-cell table:style-name="ce21"/>
          <table:table-cell table:style-name="ce21" office:value-type="string" calcext:value-type="string">
            <text:p>PIO Peripheral A</text:p>
          </table:table-cell>
          <table:table-cell table:style-name="ce21"/>
          <table:table-cell table:style-name="ce21" office:value-type="string" calcext:value-type="string">
            <text:p>PIO Peripheral B</text:p>
          </table:table-cell>
          <table:table-cell table:style-name="ce21"/>
          <table:table-cell table:style-name="ce21" office:value-type="string" calcext:value-type="string">
            <text:p>PIO Peripheral C</text:p>
          </table:table-cell>
          <table:table-cell table:style-name="ce21"/>
          <table:table-cell table:style-name="ce21" office:value-type="string" calcext:value-type="string">
            <text:p>PIO Peripheral D</text:p>
          </table:table-cell>
          <table:table-cell table:style-name="ce21"/>
          <table:table-cell table:style-name="ce21" office:value-type="string" calcext:value-type="string">
            <text:p>Reset</text:p>
            <text:p>State</text:p>
          </table:table-cell>
          <table:table-cell table:style-name="ce21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21"/>
          <table:table-cell table:style-name="ce21" table:number-columns-repeated="997"/>
        </table:table-row>
        <table:table-row table:style-name="ro1">
          <table:table-cell table:style-name="ce2"/>
          <table:table-cell table:style-name="ce21" table:number-columns-repeated="4"/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, Dir, PU, PD, HiZ, ST</text:p>
          </table:table-cell>
          <table:table-cell table:style-name="ce21" table:number-columns-repeated="2"/>
          <table:table-cell table:style-name="ce21" office:value-type="string" calcext:value-type="string">
            <text:p>CAN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GPIO</text:p>
          </table:table-cell>
          <table:table-cell table:style-name="ce21" office:value-type="string" calcext:value-type="string">
            <text:p>SWD</text:p>
          </table:table-cell>
          <table:table-cell table:style-name="ce21" office:value-type="string" calcext:value-type="string">
            <text:p>I2C</text:p>
          </table:table-cell>
          <table:table-cell table:style-name="ce21" table:number-columns-repeated="99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 table:number-rows-repeated="10484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4"/>
        <table:table-column table:style-name="co1" table:visibility="collapse" table:default-cell-style-name="ce4"/>
        <table:table-column table:style-name="co3" table:default-cell-style-name="ce4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5" office:value-type="string" calcext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 calcext:value-type="string">
            <text:p>+V_BAT_INT_VM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+5V_INT_VM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12V_INT_VMO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12V_VMO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12V_IMO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V_BAT_IMO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3.3V_INT_VMO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4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_STBY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3"/>
          <table:table-cell office:value-type="string" calcext:value-type="string">
            <text:p>PGOOD_+3.5V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7"/>
          <table:table-cell office:value-type="string" calcext:value-type="string">
            <text:p>PGOOD_+5V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2"/>
          <table:table-cell office:value-type="string" calcext:value-type="string">
            <text:p>+V_BAT_VM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TX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RX</text:p>
          </table:table-cell>
          <table:table-cell table:number-columns-repeated="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DBG-001'.A4:'DBG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01'.A4:'PS-001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 style:data-style-name="N2" text:time-value="20:51:59.3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10-03T18:27:07.701000000</dc:date>
    <meta:editing-duration>P19DT1H32M5S</meta:editing-duration>
    <meta:editing-cycles>38</meta:editing-cycles>
    <meta:document-statistic meta:table-count="5" meta:cell-count="4197" meta:object-count="0"/>
  </office:meta>
</office:document-meta>
</file>